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10aa" officeooo:paragraph-rsid="001a10aa"/>
    </style:style>
    <style:style style:name="P2" style:family="paragraph" style:parent-style-name="Standard">
      <style:text-properties officeooo:rsid="001a10aa" officeooo:paragraph-rsid="001a10aa"/>
    </style:style>
    <style:style style:name="P3" style:family="paragraph" style:parent-style-name="Standard">
      <style:text-properties officeooo:rsid="001e3607" officeooo:paragraph-rsid="001e3607"/>
    </style:style>
    <style:style style:name="T1" style:family="text">
      <style:text-properties officeooo:rsid="001a10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62"/><text:span text:style-name="T1">Test</text:span></text:p>
      <text:p text:style-name="Standard"/>
      <text:p text:style-name="Standard"/>
      <text:p text:style-name="P1">1. SQL</text:p>
      <text:p text:style-name="P1"/>
      <text:p text:style-name="P1">select name, max(salary) as salary</text:p>
      <text:p text:style-name="P1">from employee</text:p>
      <text:p text:style-name="P1">where salary &lt; (select max(salary)</text:p>
      <text:p text:style-name="P1"><text:s text:c="26"/>from employee)</text:p>
      <text:p text:style-name="P1"/>
      <text:p text:style-name="P3"/>
      <text:p text:style-name="P3">Solution:</text:p>
      <text:p text:style-name="P1">create table employee(id integer, name varchar(100), salary integer, department varchar(100));</text:p>
      <text:p text:style-name="P1">insert into employee(id,name,salary,department) values(1,"abc",10000,"engineering");</text:p>
      <text:p text:style-name="P1">insert into employee(id,name,salary,department) values(2,"pqr",12000,"science");</text:p>
      <text:p text:style-name="P1">insert into employee(id,name,salary,department) values(3,"xyz",15000,"engineering");</text:p>
      <text:p text:style-name="P1">insert into employee(id,name,salary,department) values(4,"mnp",13000,"science");</text:p>
      <text:p text:style-name="P1">select * from employee;</text:p>
      <text:p text:style-name="P1">select max(salary) from employee where salary &lt; (select max(salary) from employee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16:20:44.753747722</meta:creation-date>
    <dc:date>2019-09-15T22:41:43.247436785</dc:date>
    <meta:editing-duration>PT3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59" meta:character-count="730" meta:non-whitespace-character-count="597"/>
  </office:meta>
</office:document-meta>
</file>